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bddd2"/>
    </style:style>
    <style:style style:name="P2" style:family="paragraph" style:parent-style-name="Standard">
      <style:text-properties officeooo:paragraph-rsid="0020081a"/>
    </style:style>
    <style:style style:name="P3" style:family="paragraph" style:parent-style-name="Standard">
      <style:text-properties officeooo:paragraph-rsid="002bddd2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bddd2" officeooo:paragraph-rsid="002bddd2" style:font-weight-asian="bold" style:font-weight-complex="bold"/>
    </style:style>
    <style:style style:name="P5" style:family="paragraph" style:parent-style-name="Standard" style:list-style-name="L1">
      <style:text-properties officeooo:paragraph-rsid="002bddd2"/>
    </style:style>
    <style:style style:name="P6" style:family="paragraph" style:parent-style-name="Standard">
      <style:text-properties officeooo:paragraph-rsid="002bddd2" fo:background-color="transparent"/>
    </style:style>
    <style:style style:name="P7" style:family="paragraph" style:parent-style-name="Standard" style:list-style-name="L2">
      <style:text-properties officeooo:paragraph-rsid="002bddd2"/>
    </style:style>
    <style:style style:name="P8" style:family="paragraph" style:parent-style-name="Standard" style:list-style-name="L3">
      <style:text-properties officeooo:paragraph-rsid="002bddd2"/>
    </style:style>
    <style:style style:name="P9" style:family="paragraph" style:parent-style-name="Standard" style:list-style-name="L4">
      <style:text-properties officeooo:paragraph-rsid="002d95da"/>
    </style:style>
    <style:style style:name="P10" style:family="paragraph" style:parent-style-name="Standard" style:list-style-name="L6">
      <style:text-properties officeooo:paragraph-rsid="002bddd2"/>
    </style:style>
    <style:style style:name="P11" style:family="paragraph" style:parent-style-name="Standard" style:list-style-name="L7">
      <style:text-properties officeooo:paragraph-rsid="002bddd2"/>
    </style:style>
    <style:style style:name="P12" style:family="paragraph" style:parent-style-name="Standard" style:list-style-name="L8">
      <style:text-properties officeooo:paragraph-rsid="002d95da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2d95da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d95da" officeooo:paragraph-rsid="002d95da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1d6471"/>
    </style:style>
    <style:style style:name="T2" style:family="text">
      <style:text-properties fo:font-weight="bold" officeooo:rsid="00245a7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5a70" style:font-weight-asian="normal" style:font-weight-complex="normal"/>
    </style:style>
    <style:style style:name="T5" style:family="text">
      <style:text-properties fo:font-weight="normal" officeooo:rsid="0027585c" style:font-weight-asian="normal" style:font-weight-complex="normal"/>
    </style:style>
    <style:style style:name="T6" style:family="text">
      <style:text-properties fo:font-weight="normal" officeooo:rsid="00276508" style:font-weight-asian="normal" style:font-weight-complex="normal"/>
    </style:style>
    <style:style style:name="T7" style:family="text">
      <style:text-properties fo:font-weight="normal" officeooo:rsid="0027cd1c" style:font-weight-asian="normal" style:font-weight-complex="normal"/>
    </style:style>
    <style:style style:name="T8" style:family="text">
      <style:text-properties fo:font-weight="normal" officeooo:rsid="002d95da" style:font-weight-asian="normal" style:font-weight-complex="normal"/>
    </style:style>
    <style:style style:name="T9" style:family="text">
      <style:text-properties fo:font-weight="normal" officeooo:rsid="00245a70" fo:background-color="#ffffd7" loext:char-shading-value="0" style:font-weight-asian="normal" style:font-weight-complex="normal"/>
    </style:style>
    <style:style style:name="T10" style:family="text">
      <style:text-properties fo:font-weight="normal" officeooo:rsid="00245a70" fo:background-color="#ffffd7" loext:char-shading-value="0" style:font-weight-asian="normal" style:font-weight-complex="normal"/>
    </style:style>
    <style:style style:name="T11" style:family="text">
      <style:text-properties fo:font-weight="normal" officeooo:rsid="0027585c" fo:background-color="#ffffd7" loext:char-shading-value="0" style:font-weight-asian="normal" style:font-weight-complex="normal"/>
    </style:style>
    <style:style style:name="T12" style:family="text">
      <style:text-properties fo:font-weight="normal" officeooo:rsid="0027585c" fo:background-color="#ffffd7" loext:char-shading-value="0" style:font-weight-asian="normal" style:font-weight-complex="normal"/>
    </style:style>
    <style:style style:name="T13" style:family="text">
      <style:text-properties fo:font-weight="normal" officeooo:rsid="00276508" fo:background-color="#ffffd7" loext:char-shading-value="0" style:font-weight-asian="normal" style:font-weight-complex="normal"/>
    </style:style>
    <style:style style:name="T14" style:family="text">
      <style:text-properties fo:font-weight="normal" officeooo:rsid="00276508" fo:background-color="#ffffd7" loext:char-shading-value="0" style:font-weight-asian="normal" style:font-weight-complex="normal"/>
    </style:style>
    <style:style style:name="T15" style:family="text">
      <style:text-properties fo:font-weight="normal" officeooo:rsid="0027cd1c" fo:background-color="#ffffd7" loext:char-shading-value="0" style:font-weight-asian="normal" style:font-weight-complex="normal"/>
    </style:style>
    <style:style style:name="T16" style:family="text">
      <style:text-properties fo:font-weight="normal" officeooo:rsid="0027cd1c" fo:background-color="#ffffd7" loext:char-shading-value="0" style:font-weight-asian="normal" style:font-weight-complex="normal"/>
    </style:style>
    <style:style style:name="T17" style:family="text">
      <style:text-properties fo:font-weight="normal" officeooo:rsid="00245a70" fo:background-color="transparent" loext:char-shading-value="0" style:font-weight-asian="normal" style:font-weight-complex="normal"/>
    </style:style>
    <style:style style:name="T18" style:family="text">
      <style:text-properties officeooo:rsid="002bddd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bddd2" style:font-style-asian="italic" style:font-style-complex="italic"/>
    </style:style>
    <style:style style:name="T21" style:family="text">
      <style:text-properties fo:font-style="italic" officeooo:rsid="001d6471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officeooo:rsid="00245a70" fo:background-color="#ffff00" loext:char-shading-value="0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45a70" fo:background-color="#ffffd7" loext:char-shading-value="0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7585c" fo:background-color="#ffffd7" loext:char-shading-value="0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76508" fo:background-color="#ffffd7" loext:char-shading-value="0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7cd1c" fo:background-color="#ffffd7" loext:char-shading-value="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45a70" fo:background-color="transparent" loext:char-shading-value="0" style:font-style-asian="italic" style:font-weight-asian="normal" style:font-style-complex="italic" style:font-weight-complex="normal"/>
    </style:style>
    <style:style style:name="T29" style:family="text">
      <style:text-properties fo:font-style="italic" fo:background-color="transparent" loext:char-shading-value="0" style:font-style-asian="italic" style:font-style-complex="italic"/>
    </style:style>
    <style:style style:name="T30" style:family="text">
      <style:text-properties fo:font-style="italic" officeooo:rsid="001d6471" fo:background-color="transparent" loext:char-shading-value="0" style:font-style-asian="italic" style:font-style-complex="italic"/>
    </style:style>
    <style:style style:name="T31" style:family="text">
      <style:text-properties fo:font-style="italic" officeooo:rsid="002bddd2" fo:background-color="#ffffd7" loext:char-shading-value="0" style:font-style-asian="italic" style:font-style-complex="italic"/>
    </style:style>
    <style:style style:name="T32" style:family="text">
      <style:text-properties fo:font-style="italic" fo:background-color="#ffffd7" loext:char-shading-value="0" style:font-style-asian="italic" style:font-style-complex="italic"/>
    </style:style>
    <style:style style:name="T33" style:family="text">
      <style:text-properties fo:font-style="italic" officeooo:rsid="001d6471" fo:background-color="#ffffd7" loext:char-shading-value="0" style:font-style-asian="italic" style:font-style-complex="italic"/>
    </style:style>
    <style:style style:name="T34" style:family="text">
      <style:text-properties fo:font-style="normal" officeooo:rsid="002bddd2" style:font-style-asian="normal" style:font-style-complex="normal"/>
    </style:style>
    <style:style style:name="T35" style:family="text">
      <style:text-properties fo:font-size="14pt" fo:font-weight="bold" officeooo:rsid="002bddd2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245a70" style:font-size-asian="14pt" style:font-weight-asian="bold" style:font-size-complex="14pt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1c3636" style:font-weight-asian="bold" style:font-weight-complex="bold"/>
    </style:style>
    <style:style style:name="T38" style:family="text">
      <style:text-properties officeooo:rsid="001d6471" fo:background-color="transparent" loext:char-shading-value="0"/>
    </style:style>
    <style:style style:name="T39" style:family="text">
      <style:text-properties officeooo:rsid="002d95da"/>
    </style:style>
    <style:style style:name="T40" style:family="text">
      <style:text-properties officeooo:rsid="001d6471" fo:background-color="#ffffd7" loext:char-shading-value="0"/>
    </style:style>
    <style:style style:name="T41" style:family="text">
      <style:text-properties style:text-underline-style="none" fo:font-weight="normal" officeooo:rsid="002bddd2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span text:style-name="T35">APACHE SUPERSET</text:span></text:p>
      <text:p text:style-name="P1"><text:line-break/><text:span text:style-name="T37">Commands to start apache:</text:span></text:p>
      <text:list xml:id="list793033280" text:style-name="L1">
        <text:list-item>
          <text:p text:style-name="P5"><text:span text:style-name="T18">First we need to start the virtual environment that we created.</text:span></text:p>
        </text:list-item>
      </text:list>
      <text:p text:style-name="P6"><text:span text:style-name="T20"><text:tab/></text:span><text:span text:style-name="T31">source superset/bin/actiavte</text:span></text:p>
      <text:list xml:id="list4030696164" text:style-name="L2">
        <text:list-header>
          <text:p text:style-name="P7"><text:span text:style-name="T34"/></text:p>
        </text:list-header>
      </text:list>
      <text:list xml:id="list1824391361" text:style-name="L6">
        <text:list-item>
          <text:p text:style-name="P10"><text:span text:style-name="T34">Once the virtual environment is ready to use, follow the steps as mentioned below:</text:span></text:p>
        </text:list-item>
      </text:list>
      <text:list xml:id="list3589414081" text:style-name="L3">
        <text:list-header>
          <text:p text:style-name="P8"><text:span text:style-name="T34">Link Superset to Flask to access it.</text:span><text:line-break/><text:span text:style-name="T32">export FLASK_APP=superset</text:span></text:p>
        </text:list-header>
      </text:list>
      <text:p text:style-name="P2"/>
      <text:list xml:id="list258393066" text:style-name="L4">
        <text:list-item>
          <text:p text:style-name="P9"><text:span text:style-name="T18">Now the superset_config.py file that you create contains all the necessary Variables that need to be set before initiating superset.</text:span> <text:line-break/><text:span text:style-name="T32">export SUPERSET_CONFIG_PATH=/home/jennadar/superset_config.py</text:span><text:line-break/></text:p>
        </text:list-item>
        <text:list-item>
          <text:p text:style-name="P9"><text:span text:style-name="T39">I</text:span><text:span text:style-name="T18">f any changes are done to the server configuration or into the tables then you need to update the database to load it into Apache Superset.</text:span><text:line-break/><text:span text:style-name="T33">superset db upgrade</text:span><text:span text:style-name="T40"><text:line-break/></text:span><text:span text:style-name="T33">superset load-examples</text:span></text:p>
        </text:list-item>
      </text:list>
      <text:p text:style-name="P3"><text:span text:style-name="T21"/></text:p>
      <text:list xml:id="list1052279106" text:style-name="L5">
        <text:list-item>
          <text:p text:style-name="P13"><text:span text:style-name="T34">To run the superset on the web browser. </text:span><text:line-break/><text:span text:style-name="T32">superset run -p 8088 --with-threads --reload –debugger<text:line-break/><text:line-break/><text:line-break/></text:span></text:p>
        </text:list-item>
      </text:list>
      <text:p text:style-name="P14"><text:span text:style-name="T19">PostgreSQL</text:span></text:p>
      <text:p text:style-name="P1"><text:span text:style-name="T2"/></text:p>
      <text:p text:style-name="P4">Command to start PostgreSQL server:</text:p>
      <text:list xml:id="list68131912" text:style-name="L7">
        <text:list-item>
          <text:p text:style-name="P11"><text:span text:style-name="T41">To start the postgreSQL server use the following command:</text:span></text:p>
        </text:list-item>
      </text:list>
      <text:p text:style-name="P1"><text:span text:style-name="T28"><text:tab/></text:span><text:span text:style-name="T24">sudo service postgresql start</text:span><text:span text:style-name="T10"><text:tab/></text:span><text:span text:style-name="T4"><text:tab/><text:tab/>#starting postgres server <text:line-break/></text:span></text:p>
      <text:list xml:id="list4264926105" text:style-name="L8">
        <text:list-item>
          <text:p text:style-name="P12"><text:span text:style-name="T4">T</text:span><text:span text:style-name="T8">o check the status of postgresql server </text:span><text:span text:style-name="T5"><text:line-break/></text:span><text:span text:style-name="T25">sudo service postgresql status</text:span><text:span text:style-name="T5"><text:tab/><text:tab/></text:span><text:span text:style-name="T6">#checks postgres status<text:line-break/></text:span></text:p>
        </text:list-item>
        <text:list-item>
          <text:p text:style-name="P12"><text:span text:style-name="T6">T</text:span><text:span text:style-name="T8">o connect to the database directly </text:span></text:p>
          <text:p text:style-name="P12"><text:span text:style-name="T26">psql -h localhost -U postgres -d dummy_database</text:span><text:span text:style-name="T6"><text:tab/></text:span><text:span text:style-name="T7">#to check the connection to the database<text:line-break/></text:span></text:p>
        </text:list-item>
        <text:list-item>
          <text:p text:style-name="P12"><text:span text:style-name="T8">To connect to the postgres Server user</text:span></text:p>
          <text:p text:style-name="P12"><text:span text:style-name="T27">psql -U postgres -W -h localhost<text:tab/></text:span><text:span text:style-name="T7"><text:tab/><text:tab/>#user </text:span><text:span text:style-name="T8">= </text:span><text:span text:style-name="T7">‘postgres’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3:08.294365731</meta:creation-date>
    <dc:date>2024-01-27T00:14:30.595262848</dc:date>
    <meta:editing-duration>PT4H56M1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97" meta:character-count="1245" meta:non-whitespace-character-count="1059"/>
  </office:meta>
</office:document-meta>
</file>